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2" svg:font-family="'DejaVu Sans'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181a0" officeooo:paragraph-rsid="001181a0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3pt" style:text-underline-style="none" fo:font-weight="normal" officeooo:rsid="001181a0" officeooo:paragraph-rsid="001181a0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3pt" style:text-underline-style="none" fo:font-weight="normal" officeooo:rsid="0012b803" officeooo:paragraph-rsid="0012b80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9999ff" style:font-name="URW Bookman L" fo:font-size="36pt" style:text-underline-style="solid" style:text-underline-width="auto" style:text-underline-color="font-color" fo:font-weight="bold" officeooo:rsid="001181a0" officeooo:paragraph-rsid="001181a0" fo:background-color="transparent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9999ff" fo:font-size="36pt" style:text-underline-style="none" fo:font-weight="bold" officeooo:rsid="001181a0" officeooo:paragraph-rsid="001181a0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6666ff" style:font-name="DejaVu Sans" fo:font-size="13pt" style:text-underline-style="none" fo:font-weight="normal" officeooo:rsid="001181a0" officeooo:paragraph-rsid="001181a0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81a0" officeooo:paragraph-rsid="0014b24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168e" officeooo:paragraph-rsid="001a168e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style:font-name="DejaVu Sans" fo:font-size="13pt" style:text-underline-style="none" fo:font-weight="normal" officeooo:rsid="001181a0" officeooo:paragraph-rsid="001181a0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6666ff" style:font-name="DejaVu Sans" fo:font-size="13pt" style:text-underline-style="none" fo:font-weight="normal" officeooo:rsid="001181a0" officeooo:paragraph-rsid="001181a0" style:font-size-asian="13pt" style:font-weight-asian="normal" style:font-size-complex="13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4b242" officeooo:paragraph-rsid="0012b803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a168e" officeooo:paragraph-rsid="001a168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168e" officeooo:paragraph-rsid="001a168e" style:font-size-asian="12.25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fo:font-style="italic" style:text-underline-style="none" fo:font-weight="normal" officeooo:rsid="001a168e" officeooo:paragraph-rsid="001a168e" style:font-size-asian="12.25pt" style:font-style-asian="italic" style:font-weight-asian="normal" style:font-size-complex="14pt" style:font-style-complex="italic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margin-left="1.27cm" fo:margin-right="0cm" fo:text-indent="-0.627cm"/>
    </style:style>
    <style:style style:name="P18" style:family="paragraph">
      <loext:graphic-properties draw:fill="none" draw:fill-color="#ffffff"/>
      <style:text-properties fo:color="#ff3333" style:font-name="DejaVu Sans" fo:font-size="13pt" style:font-size-asian="13pt"/>
    </style:style>
    <style:style style:name="T1" style:family="text">
      <style:text-properties officeooo:rsid="0012b803"/>
    </style:style>
    <style:style style:name="T2" style:family="text">
      <style:text-properties officeooo:rsid="0014b242"/>
    </style:style>
    <style:style style:name="T3" style:family="text">
      <style:text-properties fo:color="#ffffff" style:font-name="DejaVu Sans" fo:font-size="13pt" style:font-size-asian="13pt"/>
    </style:style>
    <style:style style:name="T4" style:family="text">
      <style:text-properties fo:color="#ffffff" style:font-name="DejaVu Sans" fo:font-size="13pt" style:font-size-asian="13pt" style:font-size-complex="13pt"/>
    </style:style>
    <style:style style:name="T5" style:family="text">
      <style:text-properties fo:color="#ffffff" fo:font-size="12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28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ellipse text:anchor-type="paragraph" draw:z-index="2" draw:style-name="gr1" draw:text-style-name="P16" svg:width="0.847cm" svg:height="28.549cm" svg:x="17.588cm" svg:y="-1.258cm"><text:p/></draw:ellipse><draw:ellipse text:anchor-type="paragraph" draw:z-index="3" draw:style-name="gr1" draw:text-style-name="P16" svg:width="0.821cm" svg:height="28.205cm" svg:x="-1.251cm" svg:y="-1.258cm"><text:p/></draw:ellipse>HTML5 et CSS</text:p>
      <text:p text:style-name="P6"/>
      <text:p text:style-name="P2"/>
      <text:p text:style-name="P3"/>
      <text:p text:style-name="P3"/>
      <text:p text:style-name="P3">HTML et CSS sont des formats de données qui permettent de communiquer par l'intermédiaire d'internet.</text:p>
      <text:p text:style-name="P3"/>
      <text:list xml:id="list3198420507526256981" text:style-name="L1">
        <text:list-item>
          <text:p text:style-name="P10">En effet , le HTML permet de mettre en page une page web : c'est la structure de la page , ou bien le squelette.</text:p>
          <text:p text:style-name="P11"/>
        </text:list-item>
        <text:list-item>
          <text:p text:style-name="P10">Le CSS quant à lui , permet de mettre en page la page web , l'organiser , et le designer : c'est la peau , le papier peint de la page web.</text:p>
        </text:list-item>
      </text:list>
      <text:p text:style-name="P7"/>
      <text:p text:style-name="P3"/>
      <text:p text:style-name="P3">Les deux structure<text:span text:style-name="T2">s</text:span> ayant des <text:span text:style-name="T1">moyens d'écriture propre à chacun,</text:span></text:p>
      <text:p text:style-name="P4"><text:span text:style-name="T2">a</text:span>insi que des balises différentes pour chacun des deux.</text:p>
      <text:p text:style-name="P4"/>
      <text:p text:style-name="P4"/>
      <text:p text:style-name="P4">Alors que le HTML est privilégié pour l'aspect texte , le CSS quant à lui permet de mettre de l'ordre dans tout ça , en colorant la page , en déplaçant des éléments par exemple.</text:p>
      <text:p text:style-name="P4"><draw:rect text:anchor-type="paragraph" draw:z-index="0" draw:style-name="gr1" draw:text-style-name="P16" svg:width="14.817cm" svg:height="3.387cm" svg:x="1.21cm" svg:y="0.533cm"><text:p/></draw:rect><draw:frame text:anchor-type="char" draw:z-index="1" draw:style-name="gr2" draw:text-style-name="P18" svg:width="13.759cm" svg:height="4.287cm" svg:x="1.422cm" svg:y="0.201cm"><draw:text-box><text:p><text:span text:style-name="T3"/></text:p><text:p text:style-name="P17"><text:span text:style-name="T4">HTML : Hyper Text Markup Language : crée en 1991 par Tim-Berners Lee , en remplacement du SGML.</text:span></text:p><text:p><text:span text:style-name="T5"/></text:p><text:p text:style-name="P17"><text:span text:style-name="T4">CSS : Cascading Style Sheet : Crée en 1996 suite à une recommandation du WWWC .</text:span></text:p></draw:text-box></draw:frame></text:p>
      <text:list xml:id="list3389636434291185363" text:style-name="L2">
        <text:list-header>
          <text:p text:style-name="P12"/>
        </text:list-header>
      </text:list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63820778860760" text:continue-numbering="true" text:style-name="L2">
        <text:list-header>
          <text:p text:style-name="P13"/>
        </text:list-header>
      </text:list>
      <text:p text:style-name="P9"/>
      <text:p text:style-name="P9"/>
      <text:p text:style-name="P9"/>
      <text:list xml:id="list163821402971314" text:continue-numbering="true" text:style-name="L2">
        <text:list-header>
          <text:p text:style-name="P13"/>
          <text:p text:style-name="P15">Sources : <text:s text:c="2"/>Mes connaissances , ainsi que wikipédia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ejaVu Sans2" svg:font-family="'DejaVu Sans'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5-11-16T10:20:31.604988170</meta:creation-date>
    <dc:date>2015-11-16T11:43:50.281550068</dc:date>
    <dc:creator>Victor </dc:creator>
    <meta:editing-duration>PT21M31S</meta:editing-duration>
    <meta:editing-cycles>5</meta:editing-cycles>
    <meta:generator>LibreOffice/5.0.3.1$Linux_X86_64 LibreOffice_project/00m0$Build-1</meta:generator>
    <meta:document-statistic meta:table-count="0" meta:image-count="0" meta:object-count="0" meta:page-count="1" meta:paragraph-count="12" meta:word-count="144" meta:character-count="718" meta:non-whitespace-character-count="587"/>
  </office:meta>
</office:document-meta>
</file>